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inherit" svg:font-family="inherit"/>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text-properties style:font-name="Arial" fo:font-size="12pt" style:font-size-asian="12pt" style:font-size-complex="12pt"/>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paragraph-rsid="00128f5c" style:font-size-asian="12pt" style:font-size-complex="12pt"/>
    </style:style>
    <style:style style:name="P4"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Text_20_body">
      <style:paragraph-properties fo:margin-top="0in" fo:margin-bottom="0.139in" loext:contextual-spacing="false"/>
      <style:text-properties style:font-name="Arial" fo:font-size="12pt" style:font-size-asian="12pt" style:font-size-complex="12pt"/>
    </style:style>
    <style:style style:name="P6" style:family="paragraph" style:parent-style-name="Text_20_body">
      <style:paragraph-properties fo:margin-top="0in" fo:margin-bottom="0.139in" loext:contextual-spacing="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officeooo:rsid="00128f5c"/>
    </style:style>
    <style:style style:name="T2" style:family="text">
      <style:text-properties style:font-name="Ari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tracked-changes text:track-changes="false">
        <text:changed-region xml:id="ct2247931337904" text:id="ct2247931337904">
          <text:insertion>
            <office:change-info>
              <dc:creator>Unknown Author</dc:creator>
              <dc:date>2023-11-19T09:52:04.277000000</dc:date>
            </office:change-info>
          </text:insertion>
        </text:changed-region>
        <text:changed-region xml:id="ct2247931339584" text:id="ct2247931339584">
          <text:deletion>
            <office:change-info>
              <dc:creator>Unknown Author</dc:creator>
              <dc:date>2023-11-19T09:52:04.277000000</dc:date>
            </office:change-info>
            <text:p text:style-name="P5">Copyright &lt;YEAR&gt; &lt;COPYRIGHT HOLDER&gt;</text:p>
            <text:p text:style-name="P2"/>
          </text:deletion>
        </text:changed-region>
        <text:changed-region xml:id="ct2247931338864" text:id="ct2247931338864">
          <text:insertion>
            <office:change-info>
              <dc:creator>Unknown Author</dc:creator>
              <dc:date>2023-11-19T09:52:04.277000000</dc:date>
            </office:change-info>
          </text:insertion>
        </text:changed-region>
        <text:changed-region xml:id="ct2247931341744" text:id="ct2247931341744">
          <text:insertion>
            <office:change-info>
              <dc:creator>Unknown Author</dc:creator>
              <dc:date>2023-11-19T09:52:04.277000000</dc:date>
            </office:change-info>
          </text:insertion>
        </text:changed-region>
        <text:changed-region xml:id="ct2247931323264" text:id="ct2247931323264">
          <text:deletion>
            <office:change-info>
              <dc:creator>Unknown Author</dc:creator>
              <dc:date>2023-11-19T09:52:04.277000000</dc:date>
            </office:change-info>
            <text:p text:style-name="P3"><text:span text:style-name="T2">of</text:span></text:p>
          </text:deletion>
        </text:changed-region>
        <text:changed-region xml:id="ct2247931333584" text:id="ct2247931333584">
          <text:insertion>
            <office:change-info>
              <dc:creator>Unknown Author</dc:creator>
              <dc:date>2023-11-19T09:52:04.277000000</dc:date>
            </office:change-info>
          </text:insertion>
        </text:changed-region>
        <text:changed-region xml:id="ct2247931323504" text:id="ct2247931323504">
          <text:deletion>
            <office:change-info>
              <dc:creator>Unknown Author</dc:creator>
              <dc:date>2023-11-19T09:52:04.277000000</dc:date>
            </office:change-info>
            <text:p text:style-name="P3"><text:span text:style-name="T2">above</text:span></text:p>
          </text:deletion>
        </text:changed-region>
        <text:changed-region xml:id="ct2247931342224" text:id="ct2247931342224">
          <text:insertion>
            <office:change-info>
              <dc:creator>Unknown Author</dc:creator>
              <dc:date>2023-11-19T09:52:04.277000000</dc:date>
            </office:change-info>
          </text:insertion>
        </text:changed-region>
        <text:changed-region xml:id="ct2247931327584" text:id="ct2247931327584">
          <text:insertion>
            <office:change-info>
              <dc:creator>Unknown Author</dc:creator>
              <dc:date>2023-11-19T09:52:04.277000000</dc:date>
            </office:change-info>
          </text:insertion>
        </text:changed-region>
        <text:changed-region xml:id="ct2247931317744" text:id="ct2247931317744">
          <text:deletion>
            <office:change-info>
              <dc:creator>Unknown Author</dc:creator>
              <dc:date>2023-11-19T09:52:04.277000000</dc:date>
            </office:change-info>
            <text:p text:style-name="P3"><text:span text:style-name="T2">above</text:span></text:p>
          </text:deletion>
        </text:changed-region>
        <text:changed-region xml:id="ct2247931332384" text:id="ct2247931332384">
          <text:insertion>
            <office:change-info>
              <dc:creator>Unknown Author</dc:creator>
              <dc:date>2023-11-19T09:52:04.277000000</dc:date>
            </office:change-info>
          </text:insertion>
        </text:changed-region>
        <text:changed-region xml:id="ct2247931328064" text:id="ct2247931328064">
          <text:insertion>
            <office:change-info>
              <dc:creator>Unknown Author</dc:creator>
              <dc:date>2023-11-19T09:52:04.277000000</dc:date>
            </office:change-info>
          </text:insertion>
        </text:changed-region>
        <text:changed-region xml:id="ct2247931325664" text:id="ct2247931325664">
          <text:deletion>
            <office:change-info>
              <dc:creator>Unknown Author</dc:creator>
              <dc:date>2023-11-19T09:52:04.277000000</dc:date>
            </office:change-info>
            <text:p text:style-name="P3"><text:span text:style-name="T2">Neither the name </text:span></text:p>
          </text:deletion>
        </text:changed-region>
        <text:changed-region xml:id="ct2247931329744" text:id="ct2247931329744">
          <text:insertion>
            <office:change-info>
              <dc:creator>Unknown Author</dc:creator>
              <dc:date>2023-11-19T09:52:04.277000000</dc:date>
            </office:change-info>
          </text:insertion>
        </text:changed-region>
        <text:changed-region xml:id="ct2247931320384" text:id="ct2247931320384">
          <text:deletion>
            <office:change-info>
              <dc:creator>Unknown Author</dc:creator>
              <dc:date>2023-11-19T09:52:04.277000000</dc:date>
            </office:change-info>
            <text:p text:style-name="P3"><text:span text:style-name="T2">holder nor the names of its contributors may </text:span></text:p>
          </text:deletion>
        </text:changed-region>
        <text:changed-region xml:id="ct2247931325904" text:id="ct2247931325904">
          <text:deletion>
            <office:change-info>
              <dc:creator>Unknown Author</dc:creator>
              <dc:date>2023-11-19T09:52:04.277000000</dc:date>
            </office:change-info>
            <text:p text:style-name="P3"><text:span text:style-name="T2">specific </text:span></text:p>
          </text:deletion>
        </text:changed-region>
        <text:changed-region xml:id="ct2247931329984" text:id="ct2247931329984">
          <text:insertion>
            <office:change-info>
              <dc:creator>Unknown Author</dc:creator>
              <dc:date>2023-11-19T09:52:04.277000000</dc:date>
            </office:change-info>
          </text:insertion>
        </text:changed-region>
        <text:changed-region xml:id="ct2247931333824" text:id="ct2247931333824">
          <text:insertion>
            <office:change-info>
              <dc:creator>Unknown Author</dc:creator>
              <dc:date>2023-11-19T09:52:04.277000000</dc:date>
            </office:change-info>
          </text:insertion>
        </text:changed-region>
        <text:changed-region xml:id="ct2247931317984" text:id="ct2247931317984">
          <text:deletion>
            <office:change-info>
              <dc:creator>Unknown Author</dc:creator>
              <dc:date>2023-11-19T09:52:04.277000000</dc:date>
            </office:change-info>
            <text:p text:style-name="P2"><text:span text:style-name="T2">AND CONTRIBUTORS </text:span></text:p>
          </text:deletion>
        </text:changed-region>
        <text:changed-region xml:id="ct2247931330464" text:id="ct2247931330464">
          <text:insertion>
            <office:change-info>
              <dc:creator>Unknown Author</dc:creator>
              <dc:date>2023-11-19T09:52:04.277000000</dc:date>
            </office:change-info>
          </text:insertion>
        </text:changed-region>
        <text:changed-region xml:id="ct2247931327104" text:id="ct2247931327104">
          <text:deletion>
            <office:change-info>
              <dc:creator>Unknown Author</dc:creator>
              <dc:date>2023-11-19T09:52:04.277000000</dc:date>
            </office:change-info>
            <text:p text:style-name="P2"><text:span text:style-name="T2">EXPRESS</text:span></text:p>
          </text:deletion>
        </text:changed-region>
        <text:changed-region xml:id="ct2247931330704" text:id="ct2247931330704">
          <text:insertion>
            <office:change-info>
              <dc:creator>Unknown Author</dc:creator>
              <dc:date>2023-11-19T09:52:04.277000000</dc:date>
            </office:change-info>
          </text:insertion>
        </text:changed-region>
        <text:changed-region xml:id="ct2247931326624" text:id="ct2247931326624">
          <text:deletion>
            <office:change-info>
              <dc:creator>Unknown Author</dc:creator>
              <dc:date>2023-11-19T09:52:04.277000000</dc:date>
            </office:change-info>
            <text:p text:style-name="P2"><text:span text:style-name="T2">HOLDER OR CONTRIBUTORS </text:span></text:p>
          </text:deletion>
        </text:changed-region>
        <text:changed-region xml:id="ct2247931326864" text:id="ct2247931326864">
          <text:deletion>
            <office:change-info>
              <dc:creator>Unknown Author</dc:creator>
              <dc:date>2023-11-19T09:52:04.277000000</dc:date>
            </office:change-info>
            <text:p text:style-name="P2"><text:span text:style-name="T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2247931337904"/>A copyright notice accompanies this license document that identifies the copyright holders.</text:p>
      <text:p text:style-name="P6"><text:change-end text:change-id="ct2247931337904"/><text:change text:change-id="ct2247931339584"/><text:change-start text:change-id="ct2247931338864"/>This license has been certified as open source. It has also been designated as GPL compatible by the Free Software Foundation (FSF).</text:p>
      <text:p text:style-name="P3"><text:change-end text:change-id="ct2247931338864"/>Redistribution and use in source and binary forms, with or without modification, are permitted provided that the following conditions are met:</text:p>
      <text:p text:style-name="P3"><text:span text:style-name="T1">1. </text:span>Redistributions <text:change-start text:change-id="ct2247931341744"/>in<text:change-end text:change-id="ct2247931341744"/><text:change text:change-id="ct2247931323264"/> source code must retain the <text:change-start text:change-id="ct2247931333584"/>accompanying<text:change-end text:change-id="ct2247931333584"/><text:change text:change-id="ct2247931323504"/> copyright notice, this list of conditions<text:change-start text:change-id="ct2247931342224"/>,<text:change-end text:change-id="ct2247931342224"/> and the following disclaimer.</text:p>
      <text:p text:style-name="P3"><text:span text:style-name="T1">2. </text:span>Redistributions in binary form must reproduce the <text:change-start text:change-id="ct2247931327584"/>accompanying<text:change-end text:change-id="ct2247931327584"/><text:change text:change-id="ct2247931317744"/> copyright notice, this list of conditions<text:change-start text:change-id="ct2247931332384"/>,<text:change-end text:change-id="ct2247931332384"/> and the following disclaimer in the documentation and/or other materials provided with the distribution.</text:p>
      <text:p text:style-name="P3"><text:span text:style-name="T1">3. </text:span><text:change-start text:change-id="ct2247931328064"/>Names <text:change-end text:change-id="ct2247931328064"/><text:change text:change-id="ct2247931325664"/>of the copyright <text:change-start text:change-id="ct2247931329744"/>holders must not <text:change-end text:change-id="ct2247931329744"/><text:change text:change-id="ct2247931320384"/>be used to endorse or promote products derived from this software without <text:change text:change-id="ct2247931325904"/>prior written permission<text:change-start text:change-id="ct2247931329984"/> from the copyright holders<text:change-end text:change-id="ct2247931329984"/>.</text:p>
      <text:p text:style-name="P3"><text:change-start text:change-id="ct2247931333824"/><text:span text:style-name="T1">4. </text:span>The right to distribute this software or to use it for any purpose does not give you the right to use Servicemarks (sm) or Trademarks ™ of the copyright holders. Use of them is covered by separate agreement with the copyright holders.</text:p>
      <text:p text:style-name="P3"><text:span text:style-name="T1">5. </text:span>If any files are modified, you must cause the modified files to carry prominent notices stating that you changed the files and the date of any change.</text:p>
      <text:p text:style-name="P2">Disclaimer</text:p>
      <text:p text:style-name="P2"><text:change-end text:change-id="ct2247931333824"/>THIS SOFTWARE IS PROVIDED BY THE COPYRIGHT HOLDERS <text:change text:change-id="ct2247931317984"/>“AS IS” AND ANY <text:change-start text:change-id="ct2247931330464"/>EXPRESSED<text:change-end text:change-id="ct2247931330464"/><text:change text:change-id="ct2247931327104"/> OR IMPLIED WARRANTIES, INCLUDING, BUT NOT LIMITED TO, THE IMPLIED WARRANTIES OF MERCHANTABILITY AND FITNESS FOR A PARTICULAR PURPOSE ARE DISCLAIMED. IN NO EVENT SHALL THE COPYRIGHT <text:change-start text:change-id="ct2247931330704"/>HOLDERS <text:change-end text:change-id="ct2247931330704"/><text:change text:change-id="ct2247931326624"/>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change text:change-id="ct2247931326864"/></text:p>
      <text:p text:style-name="P1"/>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inherit" svg:font-family="inherit"/>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19T09:49:29.243000000</meta:creation-date>
    <dc:date>2023-11-19T09:54:04.271000000</dc:date>
    <meta:editing-duration>PT4M35S</meta:editing-duration>
    <meta:editing-cycles>2</meta:editing-cycles>
    <meta:generator>LibreOffice/6.3.4.2$Windows_X86_64 LibreOffice_project/60da17e045e08f1793c57c00ba83cdfce946d0aa</meta:generator>
    <meta:document-statistic meta:table-count="0" meta:image-count="0" meta:object-count="0" meta:page-count="1" meta:paragraph-count="10" meta:word-count="314" meta:character-count="2006" meta:non-whitespace-character-count="1702"/>
  </office:meta>
</office:document-meta>
</file>